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Liberation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Liberation Serif"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 style:parent-style-name="Standard">
      <style:text-properties style:font-name="Liberation Serif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7" style:family="paragraph" style:parent-style-name="Standard">
      <style:text-properties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Standard"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200%"/>
      <style:text-properties style:font-name="Liberation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Nimbus Mono L" fo:font-size="8pt" style:text-underline-style="none" fo:font-weight="normal" style:font-size-asian="8pt" style:font-weight-asian="normal" style:font-size-complex="8pt" style:font-weight-complex="normal"/>
    </style:style>
    <style:style style:name="P13" style:family="paragraph" style:parent-style-name="Standard">
      <style:text-properties style:font-name="Nimbus Mono L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15" style:family="paragraph" style:parent-style-name="Standard">
      <style:paragraph-properties style:writing-mode="lr-tb"/>
      <style:text-properties style:font-name="Liberation Serif" fo:font-size="10pt" style:text-underline-style="none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style:writing-mode="lr-tb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style:writing-mode="lr-tb"/>
      <style:text-properties style:font-name="Liberation 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8" style:family="paragraph" style:parent-style-name="Standard">
      <style:paragraph-properties style:writing-mode="lr-tb"/>
      <style:text-properties style:text-position="0% 100%"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style:writing-mode="lr-tb"/>
      <style:text-properties style:text-position="0% 100%" style:font-name="Liberation Serif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 style:list-style-name="L1">
      <style:paragraph-properties fo:line-height="200%"/>
      <style:text-properties style:font-name="Liberation Serif" fo:font-size="8pt" style:text-underline-style="none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style:writing-mode="lr-tb"/>
      <style:text-properties style:font-name="Liberation Serif" fo:font-size="8pt" style:text-underline-style="none" fo:font-weight="bold" style:font-size-asian="8pt" style:font-weight-asian="bold" style:font-size-complex="8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fo:font-weight="normal" style:font-weight-asian="normal" style:font-weight-complex="normal"/>
    </style:style>
    <style:style style:name="T3" style:family="text">
      <style:text-properties style:text-position="sub 58%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text-position="sub 58%" style:text-underline-style="none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text-position="0% 100%" style:text-underline-style="none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style:text-underline-style="none" style:font-style-asian="normal" style:font-style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style:text-underline-style="none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SSIGNMENT NO: 15</text:p>
      <text:p text:style-name="P1">Date <text:s/>: 16.05.2011</text:p>
      <text:p text:style-name="P1"/>
      <text:p text:style-name="P9">AIM:</text:p>
      <text:p text:style-name="P11"><text:tab/></text:p>
      <text:p text:style-name="P11"><text:tab/>Compute the value of f(x) from given values of x<text:span text:style-name="T1">0</text:span>, x<text:span text:style-name="T1">1</text:span>, ..., x<text:span text:style-name="T1">n</text:span> and f(x<text:span text:style-name="T1">0</text:span>), f(x<text:span text:style-name="T1">1</text:span>), ..., <text:s/>f(x<text:span text:style-name="T1">n</text:span>) using Newton's Backward Interpolation Formula.</text:p>
      <text:p text:style-name="P1"><text:line-break/></text:p>
      <text:p text:style-name="P9">THEORY:</text:p>
      <text:p text:style-name="P11"><text:tab/></text:p>
      <text:p text:style-name="P15"><text:tab/><text:span text:style-name="T15">Let a function f(x) is known for (n+1) distinct equispaced arguments namely x</text:span><text:span text:style-name="T3">0</text:span><text:span text:style-name="T9">, x</text:span><text:span text:style-name="T3">1</text:span><text:span text:style-name="T9">, ..., x</text:span><text:span text:style-name="T3">r-1</text:span><text:span text:style-name="T9">, x</text:span><text:span text:style-name="T3">r</text:span><text:span text:style-name="T9">, x</text:span><text:span text:style-name="T3">r+1</text:span><text:span text:style-name="T9">, ..., x</text:span><text:span text:style-name="T3">n-1</text:span><text:span text:style-name="T9">, x</text:span><text:span text:style-name="T3">n</text:span><text:span text:style-name="T9"> such that </text:span></text:p>
      <text:p text:style-name="P16"><text:span text:style-name="T7"><text:tab/><text:tab/>x</text:span><text:span text:style-name="T1">r</text:span><text:span text:style-name="T7"> = x</text:span><text:span text:style-name="T1">0</text:span><text:span text:style-name="T7"> + rh ;(r=0, 1, 2, ..., n)</text:span></text:p>
      <text:p text:style-name="P18"><text:tab/>where h is the length of each space.</text:p>
      <text:p text:style-name="P18"><text:tab/>Now from Newton's Backward Interpolation Formula,</text:p>
      <text:p text:style-name="P16"><text:span text:style-name="T7"><text:tab/><text:tab/>f(x) = f(x</text:span><text:span text:style-name="T1">n</text:span><text:span text:style-name="T7">) + u.Δf(x</text:span><text:span text:style-name="T1">n-1</text:span><text:span text:style-name="T7">) + u(u+1)Δ</text:span><text:span text:style-name="T13">2</text:span><text:span text:style-name="T7">f(x</text:span><text:span text:style-name="T1">n-2</text:span><text:span text:style-name="T7">)/2! + <text:s/>u(u+1)(u+2)Δ</text:span><text:span text:style-name="T13">3</text:span><text:span text:style-name="T7">f(x</text:span><text:span text:style-name="T1">n-3</text:span><text:span text:style-name="T7">)/3! + </text:span></text:p>
      <text:p text:style-name="P16"><text:span text:style-name="T7"><text:tab/><text:tab/><text:tab/><text:tab/>... + <text:s/>u(u+1)(u+2)(u+3)...(u+n-1)Δ</text:span><text:span text:style-name="T13">n</text:span><text:span text:style-name="T7">f(x</text:span><text:span text:style-name="T1">0</text:span><text:span text:style-name="T7">)/n!</text:span></text:p>
      <text:p text:style-name="P16"><text:span text:style-name="T7"><text:tab/>where u=(x-x</text:span><text:span text:style-name="T1">n</text:span><text:span text:style-name="T7">)/h.</text:span></text:p>
      <text:p text:style-name="P2"/>
      <text:p text:style-name="P9"><text:bookmark-start text:name="__DdeLink__676_2058507239"/>ALGORITHM:<text:bookmark-end text:name="__DdeLink__676_2058507239"/></text:p>
      <text:p text:style-name="P5"/>
      <text:p text:style-name="P6"><text:tab/><text:span text:style-name="T17">The following function returns f(x) for given <text:s/>values of </text:span><text:span text:style-name="T6">x</text:span><text:span text:style-name="T2">0</text:span><text:span text:style-name="T8">, x</text:span><text:span text:style-name="T2">1</text:span><text:span text:style-name="T8">, ..., x</text:span><text:span text:style-name="T2">n</text:span><text:span text:style-name="T8">; f(x</text:span><text:span text:style-name="T2">0</text:span><text:span text:style-name="T8">), f(x</text:span><text:span text:style-name="T2">1</text:span><text:span text:style-name="T8">), ..., f(x</text:span><text:span text:style-name="T2">n</text:span><text:span text:style-name="T8">)</text:span><text:span text:style-name="T2"> </text:span><text:span text:style-name="T8">and x using Newton's Backward Interpolation Formula.</text:span></text:p>
      <text:p text:style-name="P14"/>
      <text:p text:style-name="P17">newtons_backward_interpolation(n, x<text:span text:style-name="T1">0</text:span><text:span text:style-name="T7">, x</text:span><text:span text:style-name="T1">1</text:span><text:span text:style-name="T7">, ..., x</text:span><text:span text:style-name="T1">n</text:span><text:span text:style-name="T7">, y</text:span><text:span text:style-name="T1">0</text:span><text:span text:style-name="T7">, y</text:span><text:span text:style-name="T1">1</text:span><text:span text:style-name="T7">, ..., y</text:span><text:span text:style-name="T1">n</text:span><text:span text:style-name="T7">, x</text:span>)<text:tab/><text:tab/><text:span text:style-name="T16">/* y</text:span><text:span text:style-name="T5">i</text:span><text:span text:style-name="T11"> = f(x</text:span><text:span text:style-name="T5">i</text:span><text:span text:style-name="T11">) for i=1, 2, ..., n */</text:span></text:p>
      <text:p text:style-name="P8">{</text:p>
      <text:p text:style-name="P8"><text:tab/>h= x<text:span text:style-name="T1">0</text:span><text:span text:style-name="T7">-x</text:span><text:span text:style-name="T1">1<text:tab/><text:tab/><text:tab/><text:tab/><text:tab/><text:tab/></text:span><text:span text:style-name="T11">/* Length of each space */</text:span></text:p>
      <text:p text:style-name="P8"><text:tab/>u=<text:span text:style-name="T10">(x-x</text:span><text:span text:style-name="T4">0</text:span><text:span text:style-name="T10">)/h<text:tab/><text:tab/><text:tab/><text:tab/><text:tab/></text:span></text:p>
      <text:p text:style-name="P8"><text:span text:style-name="T10"><text:tab/>y=y</text:span><text:span text:style-name="T4">0<text:tab/><text:tab/><text:tab/><text:tab/><text:tab/><text:tab/></text:span><text:span text:style-name="T12">/* y=f(x) */</text:span></text:p>
      <text:p text:style-name="P14"><text:tab/>for(i=1 to n-1)</text:p>
      <text:p text:style-name="P14"><text:tab/>{</text:p>
      <text:p text:style-name="P14"><text:tab/><text:tab/>for(j=0 to n-i-1)</text:p>
      <text:p text:style-name="P17"><text:span text:style-name="T10"><text:tab/><text:tab/><text:tab/>Δ</text:span><text:span text:style-name="T14">i</text:span><text:span text:style-name="T10">y</text:span><text:span text:style-name="T4">j</text:span><text:span text:style-name="T10"> = Δ</text:span><text:span text:style-name="T14">i-1</text:span><text:span text:style-name="T10">y</text:span><text:span text:style-name="T4">j</text:span><text:span text:style-name="T10"> – Δ</text:span><text:span text:style-name="T14">i-1</text:span><text:span text:style-name="T10">y</text:span><text:span text:style-name="T4">j+1</text:span></text:p>
      <text:p text:style-name="P17"><text:span text:style-name="T4"><text:tab/><text:tab/></text:span><text:span text:style-name="T10">temp = 1<text:tab/><text:tab/><text:tab/><text:tab/><text:tab/></text:span><text:span text:style-name="T12">/* Temp is used to store u(u+1)...(u+n-1) temporarily */</text:span></text:p>
      <text:p text:style-name="P19"><text:tab/><text:tab/>for(j=0 to i-1)</text:p>
      <text:p text:style-name="P19"><text:tab/><text:tab/><text:tab/>temp = temp * (u+j)</text:p>
      <text:p text:style-name="P17"><text:span text:style-name="T10"><text:tab/><text:tab/>y = y + temp * Δ</text:span><text:span text:style-name="T14">i</text:span><text:span text:style-name="T10">y</text:span><text:span text:style-name="T4">n-i+1</text:span><text:span text:style-name="T10"> / i!</text:span></text:p>
      <text:p text:style-name="P14"><text:tab/>}</text:p>
      <text:p text:style-name="P14"><text:tab/>return y</text:p>
      <text:p text:style-name="P8">}</text:p>
      <text:p text:style-name="P7"/>
      <text:p text:style-name="P4"/>
      <text:p text:style-name="P9">PROGRAM:</text:p>
      <text:p text:style-name="P13"/>
      <text:p text:style-name="P3">nbi.c</text:p>
      <text:p text:style-name="P12"/>
      <text:p text:style-name="P12">/* Author<text:tab/> <text:tab/>: Rakesh Malik</text:p>
      <text:p text:style-name="P12"><text:s/>* Date<text:tab/><text:tab/><text:tab/>: 16.05.2011</text:p>
      <text:p text:style-name="P12"><text:s/>* Subject<text:tab/><text:tab/>: Newton's Backward Interpolation Formula</text:p>
      <text:p text:style-name="P12"><text:s/>* Assignment no.<text:tab/>: 15</text:p>
      <text:p text:style-name="P12"><text:s/>*/</text:p>
      <text:p text:style-name="P12"/>
      <text:p text:style-name="P12">#include&lt;stdio.h&gt;</text:p>
      <text:p text:style-name="P12"/>
      <text:p text:style-name="P12">double newton_Backward_interpolation(double,double[],double[],int);</text:p>
      <text:p text:style-name="P12">int fact(int);</text:p>
      <text:p text:style-name="P12"/>
      <text:p text:style-name="P12">int main()</text:p>
      <text:p text:style-name="P12">{</text:p>
      <text:p text:style-name="P12"><text:tab/>int n,i;</text:p>
      <text:p text:style-name="P12"><text:tab/>double x[100],fx[100],X,fX;</text:p>
      <text:p text:style-name="P12"><text:tab/>printf("Enter number of data : ");</text:p>
      <text:p text:style-name="P12"><text:tab/>scanf("%d",&amp;n);</text:p>
      <text:p text:style-name="P12"><text:tab/>for(i=0;i&lt;n;i++)</text:p>
      <text:p text:style-name="P12"><text:tab/>{</text:p>
      <text:p text:style-name="P12"><text:tab/><text:tab/>printf("Enter value of x%d : ",i+1);</text:p>
      <text:p text:style-name="P12"><text:tab/><text:tab/>scanf("%lf",&amp;x[i]);</text:p>
      <text:p text:style-name="P12"><text:tab/><text:tab/>printf("Enter value of f(x%d) : ",i+1);</text:p>
      <text:p text:style-name="P12"><text:tab/><text:tab/>scanf("%lf",&amp;fx[i]);</text:p>
      <text:p text:style-name="P12"><text:tab/>}</text:p>
      <text:p text:style-name="P12"><text:tab/>printf("\n\n x :\t");</text:p>
      <text:p text:style-name="P12"><text:tab/>for(i=0;i&lt;n;i++)</text:p>
      <text:p text:style-name="P12"><text:tab/><text:tab/>printf("%g\t",x[i]);</text:p>
      <text:p text:style-name="P12"><text:tab/>printf("\n f(x) :\t");</text:p>
      <text:p text:style-name="P12"><text:tab/>for(i=0;i&lt;n;i++)</text:p>
      <text:p text:style-name="P12"><text:tab/><text:tab/>printf("%g\t",fx[i]);</text:p>
      <text:p text:style-name="P12"><text:tab/>printf("\n\nEnter value of x : ");</text:p>
      <text:p text:style-name="P12"><text:tab/>scanf("%lf",&amp;X);</text:p>
      <text:p text:style-name="P12"><text:soft-page-break/><text:tab/>fX=newton_Backward_interpolation(X,x,fx,n);</text:p>
      <text:p text:style-name="P12"><text:tab/>printf("\n\nUsing Newton's Backward interpolation method :\n\tf(x)=f(%g)=%g",X,fX);</text:p>
      <text:p text:style-name="P12"><text:tab/>printf("\n");</text:p>
      <text:p text:style-name="P12">}</text:p>
      <text:p text:style-name="P12"/>
      <text:p text:style-name="P12">double newton_Backward_interpolation(double X,double x[],double fx[],int n)</text:p>
      <text:p text:style-name="P12">{</text:p>
      <text:p text:style-name="P12"><text:tab/>double fX,h,u,temp;</text:p>
      <text:p text:style-name="P12"><text:tab/>int i,j;</text:p>
      <text:p text:style-name="P12"><text:tab/>h=x[1]-x[0];</text:p>
      <text:p text:style-name="P12"><text:tab/>u=(X-x[n-1])/h;</text:p>
      <text:p text:style-name="P12"><text:tab/>printf("\n\nx=%g, xn=%g, h=%g",X,x[n-1],h);</text:p>
      <text:p text:style-name="P12"><text:tab/>printf("\n\nu=(x-xn)/h=(%g-%g)/%g=%g",X,x[n-1],h,u);</text:p>
      <text:p text:style-name="P12"><text:tab/>printf("\n\nForward differance table : \n <text:s text:c="2"/>f(x) :\t");</text:p>
      <text:p text:style-name="P12"><text:tab/>for(i=0;i&lt;n;i++)</text:p>
      <text:p text:style-name="P12"><text:tab/><text:tab/>printf("%g\t",fx[i]);</text:p>
      <text:p text:style-name="P12"><text:tab/>for(fX=i=0;i&lt;n;i++)</text:p>
      <text:p text:style-name="P12"><text:tab/>{</text:p>
      <text:p text:style-name="P12"><text:tab/><text:tab/>temp=fx[n-1-i]/fact((int)i);</text:p>
      <text:p text:style-name="P12"><text:tab/><text:tab/>for(j=0;j&lt;i;j++)</text:p>
      <text:p text:style-name="P12"><text:tab/><text:tab/><text:tab/>temp*=(u+j);</text:p>
      <text:p text:style-name="P12"><text:tab/><text:tab/>fX+=temp;</text:p>
      <text:p text:style-name="P12"><text:tab/><text:tab/>printf("\nFD%df(x) :\t",i);</text:p>
      <text:p text:style-name="P12"><text:tab/><text:tab/>for(j=0;j&lt;n-i-1;j++)</text:p>
      <text:p text:style-name="P12"><text:tab/><text:tab/>{</text:p>
      <text:p text:style-name="P12"><text:tab/><text:tab/><text:tab/>fx[j]=fx[j+1]-fx[j];</text:p>
      <text:p text:style-name="P12"><text:tab/><text:tab/><text:tab/>printf("%g\t",fx[j]);</text:p>
      <text:p text:style-name="P12"><text:tab/><text:tab/>}</text:p>
      <text:p text:style-name="P12"><text:tab/>}</text:p>
      <text:p text:style-name="P12"><text:tab/>return fX;</text:p>
      <text:p text:style-name="P12">}</text:p>
      <text:p text:style-name="P12"/>
      <text:p text:style-name="P12">int fact(int n)</text:p>
      <text:p text:style-name="P12">{</text:p>
      <text:p text:style-name="P12"><text:tab/>int x=1;</text:p>
      <text:p text:style-name="P12"><text:tab/>for(;n&gt;1;n--)</text:p>
      <text:p text:style-name="P12"><text:tab/><text:tab/>x*=n;</text:p>
      <text:p text:style-name="P12"><text:tab/>return x;</text:p>
      <text:p text:style-name="P12">}</text:p>
      <text:p text:style-name="P12"/>
      <text:p text:style-name="P12"/>
      <text:p text:style-name="P9">OUTPUT:</text:p>
      <text:p text:style-name="P9"/>
      <text:p text:style-name="P12">Enter number of data : 5</text:p>
      <text:p text:style-name="P12">Enter value of x1 : 1 <text:s text:c="127"/></text:p>
      <text:p text:style-name="P12">Enter value of f(x1) : 1 <text:s text:c="124"/></text:p>
      <text:p text:style-name="P12">Enter value of x2 : 2 <text:s text:c="127"/></text:p>
      <text:p text:style-name="P12">Enter value of f(x2) : 4 <text:s text:c="124"/></text:p>
      <text:p text:style-name="P12">Enter value of x3 : 3 <text:s text:c="127"/></text:p>
      <text:p text:style-name="P12">Enter value of f(x3) : 11 <text:s text:c="123"/></text:p>
      <text:p text:style-name="P12">Enter value of x4 : 4 <text:s text:c="127"/></text:p>
      <text:p text:style-name="P12">Enter value of f(x4) : 25</text:p>
      <text:p text:style-name="P12">Enter value of x5 : 5</text:p>
      <text:p text:style-name="P12">Enter value of f(x5) : 37</text:p>
      <text:p text:style-name="P12"/>
      <text:p text:style-name="P12"/>
      <text:p text:style-name="P12"><text:s/>x : <text:s text:c="3"/>1 <text:s text:c="6"/>2 <text:s text:c="6"/>3 <text:s text:c="6"/>4 <text:s text:c="6"/>5</text:p>
      <text:p text:style-name="P12"><text:s/>f(x) : 1 <text:s text:c="6"/>4 <text:s text:c="6"/>11 <text:s text:c="5"/>25 <text:s text:c="5"/>37</text:p>
      <text:p text:style-name="P12"/>
      <text:p text:style-name="P12">Enter value of x : 3.95</text:p>
      <text:p text:style-name="P12"/>
      <text:p text:style-name="P12"/>
      <text:p text:style-name="P12">x=3.95, xn=5, h=1</text:p>
      <text:p text:style-name="P12"/>
      <text:p text:style-name="P12">u=(x-xn)/h=(3.95-5)/1=-1.05</text:p>
      <text:p text:style-name="P12"/>
      <text:p text:style-name="P12">Forward differance table : </text:p>
      <text:p text:style-name="P12"><text:s text:c="3"/>f(x) : <text:s text:c="6"/>1 <text:s text:c="6"/>4 <text:s text:c="6"/>11 <text:s text:c="5"/>25 <text:s text:c="5"/>37</text:p>
      <text:p text:style-name="P12">FD0f(x) : <text:s text:c="6"/>3 <text:s text:c="6"/>7 <text:s text:c="6"/>14 <text:s text:c="5"/>12</text:p>
      <text:p text:style-name="P12">FD1f(x) : <text:s text:c="6"/>4 <text:s text:c="6"/>7 <text:s text:c="6"/>-2</text:p>
      <text:p text:style-name="P12">FD2f(x) : <text:s text:c="6"/>3 <text:s text:c="6"/>-9</text:p>
      <text:p text:style-name="P12">FD3f(x) : <text:s text:c="6"/>-12</text:p>
      <text:p text:style-name="P12">FD4f(x) :</text:p>
      <text:p text:style-name="P12"/>
      <text:p text:style-name="P12">Using Newton's Backward interpolation method :</text:p>
      <text:p text:style-name="P12"><text:s text:c="8"/>f(x)=f(3.95)=24.2241</text:p>
      <text:p text:style-name="P12"/>
      <text:p text:style-name="P12"/>
      <text:p text:style-name="P12"/>
      <text:p text:style-name="P12"/>
      <text:p text:style-name="P12"/>
      <text:p text:style-name="P9"><text:soft-page-break/>DISCUSSION:</text:p>
      <text:p text:style-name="P10"/>
      <text:list xml:id="list1537025149" text:style-name="L1">
        <text:list-item>
          <text:list>
            <text:list-item>
              <text:list>
                <text:list-item>
                  <text:p text:style-name="P20">Each space between arguments are assumed to be given equal.</text:p>
                </text:list-item>
                <text:list-item>
                  <text:p text:style-name="P20">Newton's Backward Interpolation gives best results for values of x at the end of table.</text:p>
                </text:list-item>
                <text:list-item>
                  <text:p text:style-name="P20">The forward interpolation table for the given data is printed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2T08:40:32</meta:creation-date>
    <meta:editing-duration>P0D</meta:editing-duration>
    <meta:editing-cycles>1</meta:editing-cycles>
    <meta:generator>OpenOffice.org/3.3$Linux OpenOffice.org_project/330m9$Build-9529</meta:generator>
    <meta:document-statistic meta:table-count="0" meta:image-count="0" meta:object-count="0" meta:page-count="3" meta:paragraph-count="131" meta:word-count="506" meta:character-count="4347"/>
  </office:meta>
</office:document-meta>
</file>